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 and Playermovement</text:p>
      <text:p text:style-name="P1"/>
      <text:p text:style-name="P2">Add MaxSpeed - DONE</text:p>
      <text:p text:style-name="P2"/>
      <text:p text:style-name="P2">Smooth dropping in small gaps (Make it easier to fit into gaps that are only one tile wide)</text:p>
      <text:p text:style-name="P2">Different collisionlogic for different tiletypes</text:p>
      <text:p text:style-name="P2"/>
      <text:p text:style-name="P2">Finetune values for Speed/Gravity/Friction/Acceleration etc</text:p>
      <text:p text:style-name="P2"/>
      <text:p text:style-name="P1">General</text:p>
      <text:p text:style-name="P1"/>
      <text:p text:style-name="P2">Create a GameManager/GameScreen or something similar. This should handle the updating and drawing of the map, player and enemies, aswell as doing the collisiondetection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11M37S</meta:editing-duration>
    <meta:editing-cycles>5</meta:editing-cycles>
    <meta:generator>OpenOffice.org/3.3$Win32 OpenOffice.org_project/330m20$Build-9567</meta:generator>
    <dc:date>2014-04-08T12:24:02.21</dc:date>
    <dc:creator>Niklas Andersson</dc:creator>
    <meta:document-statistic meta:table-count="0" meta:image-count="0" meta:object-count="0" meta:page-count="1" meta:paragraph-count="7" meta:word-count="60" meta:character-count="414"/>
    <meta:user-defined meta:name="Info 1"/>
    <meta:user-defined meta:name="Info 2"/>
    <meta:user-defined meta:name="Info 3"/>
    <meta:user-defined meta:name="Info 4"/>
  </office:meta>
</office:document-meta>
</file>